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γ</mo>
          </mrow>
          <mo stretchy="false">∣</mo>
          <mrow>
            <msup>
              <mi>A</mi>
              <mo stretchy="false">†</mo>
            </msup>
          </mrow>
          <mo stretchy="false">∣</mo>
          <mrow>
            <mo stretchy="false">α</mo>
          </mrow>
        </mrow>
      </mfenced>
      <mrow>
        <mi/>
        <mo stretchy="false">=</mo>
        <mi/>
      </mrow>
      <mfenced open="〈" close="〉">
        <mrow>
          <mrow>
            <mover accent="true">
              <mo stretchy="false">γ</mo>
              <mo stretchy="false">̄</mo>
            </mover>
          </mrow>
          <mo stretchy="false">∣</mo>
          <mrow>
            <mo stretchy="false">α</mo>
          </mrow>
        </mrow>
      </mfenced>
      <mi/>
      <mo stretchy="false">∀</mo>
      <mi/>
      <mfenced open="∣" close="〉">
        <mrow>
          <mo stretchy="false">α</mo>
        </mrow>
      </mfenced>
      <mrow>
        <mi/>
        <mo stretchy="false">∈</mo>
        <mi/>
      </mrow>
      <msub>
        <mi>D</mi>
        <mi>A</mi>
      </msub>
    </mrow>
    <annotation encoding="StarMath 5.0">left langle %igamma
mline A^%Ux2020 
mline %ialpha right rangle `=`
left langle bar %igamma
mline %ialpha right rangle ~~~
forall ` left lline %ialpha right rangle `in` D_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6:37.942000000</meta:creation-date>
    <meta:generator>LibreOffice/4.1.4.2$Windows_x86 LibreOffice_project/0a0440ccc0227ad9829de5f46be37cfb6edcf72</meta:generator>
  </office:meta>
</office:document-meta>
</file>